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d08" officeooo:paragraph-rsid="0000fd08"/>
    </style:style>
    <style:style style:name="P2" style:family="paragraph" style:parent-style-name="Standard" style:list-style-name="L1">
      <style:text-properties officeooo:rsid="0000fd08" officeooo:paragraph-rsid="0000fd08"/>
    </style:style>
    <style:style style:name="P3" style:family="paragraph" style:parent-style-name="Standard">
      <style:text-properties fo:font-weight="bold" officeooo:rsid="0000fd08" officeooo:paragraph-rsid="0000fd08" style:font-weight-asian="bold" style:font-weight-complex="bold"/>
    </style:style>
    <style:style style:name="P4" style:family="paragraph" style:parent-style-name="Standard">
      <style:text-properties fo:font-weight="bold" officeooo:rsid="00031fad" officeooo:paragraph-rsid="00031fad" style:font-weight-asian="bold" style:font-weight-complex="bold"/>
    </style:style>
    <style:style style:name="P5" style:family="paragraph" style:parent-style-name="Standard">
      <style:text-properties fo:font-size="14pt" fo:font-weight="bold" officeooo:rsid="0000b65e" officeooo:paragraph-rsid="0000b65e" style:font-size-asian="14pt" style:font-weight-asian="bold" style:font-size-complex="14pt" style:font-weight-complex="bold"/>
    </style:style>
    <style:style style:name="P6" style:family="paragraph" style:parent-style-name="Standard">
      <style:text-properties officeooo:rsid="00028bd0" officeooo:paragraph-rsid="00028bd0"/>
    </style:style>
    <style:style style:name="P7" style:family="paragraph" style:parent-style-name="Standard">
      <style:text-properties style:text-underline-style="solid" style:text-underline-width="auto" style:text-underline-color="font-color" officeooo:rsid="0000fd08" officeooo:paragraph-rsid="0000fd08"/>
    </style:style>
    <style:style style:name="P8" style:family="paragraph" style:parent-style-name="Standard">
      <style:text-properties style:text-underline-style="solid" style:text-underline-width="auto" style:text-underline-color="font-color" officeooo:rsid="00028bd0" officeooo:paragraph-rsid="00028bd0"/>
    </style:style>
    <style:style style:name="P9" style:family="paragraph" style:parent-style-name="Standard">
      <style:text-properties officeooo:rsid="00031fad" officeooo:paragraph-rsid="00031fad"/>
    </style:style>
    <style:style style:name="P10" style:family="paragraph" style:parent-style-name="Standard">
      <style:text-properties officeooo:rsid="000512aa" officeooo:paragraph-rsid="000512aa"/>
    </style:style>
    <style:style style:name="T1" style:family="text">
      <style:text-properties officeooo:rsid="00028bd0"/>
    </style:style>
    <style:style style:name="T2" style:family="text">
      <style:text-properties fo:font-style="italic" style:font-style-asian="italic" style:font-style-complex="italic"/>
    </style:style>
    <style:style style:name="T3" style:family="text">
      <style:text-properties fo:font-style="italic" officeooo:rsid="00031fad" style:font-style-asian="italic" style:font-style-complex="italic"/>
    </style:style>
    <style:style style:name="T4" style:family="text">
      <style:text-properties officeooo:rsid="00031fad"/>
    </style:style>
    <style:style style:name="T5" style:family="text">
      <style:text-properties fo:color="#ff0000" fo:font-weight="bold" style:font-weight-asian="bold" style:font-weight-complex="bold"/>
    </style:style>
    <style:style style:name="T6" style:family="text">
      <style:text-properties fo:color="#0533f9"/>
    </style:style>
    <style:style style:name="T7" style:family="text">
      <style:text-properties officeooo:rsid="000530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gSearch</text:p>
      <text:p text:style-name="P1">Latest version: 0.9.2</text:p>
      <text:p text:style-name="P1"/>
      <text:p text:style-name="P3">Search field</text:p>
      <text:p text:style-name="P1">This input field can be used for 2 purposes. The first purpose is the entry of one or more keywords. The second purpose is to open a magazine at a specified page</text:p>
      <text:p text:style-name="P1"/>
      <text:p text:style-name="P7">Keywords</text:p>
      <text:p text:style-name="P1"><text:tab/>One or more keywords separated by spaces can be used. Keywords are always converted to lower case, so case is never used in matching. Keywords are <text:span text:style-name="T4">also </text:span>always combined with an AND function. <text:span text:style-name="T4">They</text:span> can be matched to words in three different ways:</text:p>
      <text:list xml:id="list2431900217" text:style-name="L1">
        <text:list-item>
          <text:p text:style-name="P2"><text:span text:style-name="T3">a</text:span><text:span text:style-name="T2">ny</text:span>: a keyword matches at any position in the word. E.g. ‘eco’ matches with ‘second’.</text:p>
        </text:list-item>
        <text:list-item>
          <text:p text:style-name="P2"><text:span text:style-name="T3">s</text:span><text:span text:style-name="T2">tart</text:span>: a keyword matches at the start of a word. E.g. ‘sec’ matches with ‘second’ but ‘eco’ does not match.</text:p>
        </text:list-item>
        <text:list-item>
          <text:p text:style-name="P2"><text:span text:style-name="T3">e</text:span><text:span text:style-name="T2">xact</text:span>: a keyword has to exactly match the word. Note that exact matching is always case-insensitive. E.g. ‘Second’ matches with ‘second’.</text:p>
        </text:list-item>
      </text:list>
      <text:p text:style-name="P9">The searching starts after pressing the Return key in the entry field.</text:p>
      <text:p text:style-name="P1"/>
      <text:p text:style-name="P1">The radiobuttons to the right of the entry field specify the default matching behaviour. However, it is possible to overrule the default behaviour for each individual keyword. <text:span text:style-name="T1">A keyword which starts with ‘!’ will make an exact match. A keyword which starts with ‘$’ will match at the beginning of a word. E.g. if we want to search for ‘C tutorials’, the C should exactly match otherwise it would match with a lot of words. A good search command would be: ‘!c $tutor’. This would search for a single character ‘c’ and all words starting with ‘tutor’ (tutor, tutorial, tutorials).</text:span></text:p>
      <text:p text:style-name="P1"/>
      <text:p text:style-name="P8">Specifying a magazine</text:p>
      <text:p text:style-name="P6"><text:tab/>The search field can also be used to open a magazine at a certain page. This is indicated by starting with the character ‘#’. This character should be followed by a magazine number. E.g. assuming that we have selected the MagPi database, the command ‘#100’ would open MagPi100 at page 1. A second number can be used as page indicator. Command ‘#100 50’ will open MagPi100 at page 50.</text:p>
      <text:p text:style-name="P1"/>
      <text:p text:style-name="P4">Results in the text field</text:p>
      <text:p text:style-name="P9"><text:tab/>After pressing Return in the entry field, the results will be displayed in the text window. A single line of text will look like the following:</text:p>
      <text:p text:style-name="P9"/>
      <text:p text:style-name="P9"><text:s text:c="9"/><text:span text:style-name="T6">MagPi71</text:span> <text:s text:c="3"/>: <text:s/><text:span text:style-name="T5">44</text:span> [ 9] <text:s/><text:span text:style-name="T5">45</text:span> [ 7]</text:p>
      <text:p text:style-name="P9"/>
      <text:p text:style-name="P9">In blue color the magazine of the match is shown. Left-clicking on the magazine name will open the magazine at page 1. In red color the page numbers of the match are shown. Left-clicking on the page number will open the magazine at that page. The brackets to the right of the page number indicate the total number of search hits. A larger number indicates that more of the keywords have been found on that page.</text:p>
      <text:p text:style-name="P9"/>
      <text:p text:style-name="P10">By pressing ‘control+b’, the program will search the results for subsequent page numbers in a magazine. The larger the series of subsequent numbers, the larger the likelyhood that this is an interesting article about the subject. As long as the distance between following numbers is less than a certain value (<text:span text:style-name="T2">max_spacing</text:span> in the config.yml file), the series is considered to be continuous. The default spacing value is 2. The magazines which have the largest continuous series of pages are shown at the top of the list. Again, clicking o<text:span text:style-name="T7">n</text:span> the page number will open the magazin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7T13:12:57.966442963</meta:creation-date>
    <dc:date>2022-11-17T14:20:34.642195630</dc:date>
    <meta:editing-duration>PT45M6S</meta:editing-duration>
    <meta:editing-cycles>5</meta:editing-cycles>
    <meta:generator>LibreOffice/6.1.5.2$Linux_ARM_EABI LibreOffice_project/10$Build-2</meta:generator>
    <meta:document-statistic meta:table-count="0" meta:image-count="0" meta:object-count="0" meta:page-count="1" meta:paragraph-count="18" meta:word-count="536" meta:character-count="3037" meta:non-whitespace-character-count="2505"/>
  </office:meta>
</office:document-meta>
</file>